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1c8725" officeooo:paragraph-rsid="00257b47"/>
    </style:style>
    <style:style style:name="P2" style:family="paragraph" style:parent-style-name="Standard">
      <style:text-properties officeooo:rsid="001c8725" officeooo:paragraph-rsid="001c8725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8725" officeooo:paragraph-rsid="00227e3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257b47" officeooo:paragraph-rsid="00257b47"/>
    </style:style>
    <style:style style:name="P5" style:family="paragraph" style:parent-style-name="Standard">
      <style:text-properties officeooo:rsid="0026f220" officeooo:paragraph-rsid="0026f220"/>
    </style:style>
    <style:style style:name="P6" style:family="paragraph" style:parent-style-name="Standard">
      <style:text-properties officeooo:rsid="002a1a24" officeooo:paragraph-rsid="002cc20f"/>
    </style:style>
    <style:style style:name="P7" style:family="paragraph" style:parent-style-name="Standard">
      <style:text-properties officeooo:rsid="002a1a24" officeooo:paragraph-rsid="002a1a24"/>
    </style:style>
    <style:style style:name="P8" style:family="paragraph" style:parent-style-name="Standard">
      <style:text-properties officeooo:rsid="00279f03" officeooo:paragraph-rsid="00279f03"/>
    </style:style>
    <style:style style:name="P9" style:family="paragraph" style:parent-style-name="Standard">
      <style:text-properties officeooo:rsid="002cc20f" officeooo:paragraph-rsid="002cc20f"/>
    </style:style>
    <style:style style:name="P10" style:family="paragraph" style:parent-style-name="Standard">
      <style:text-properties officeooo:rsid="002d48df" officeooo:paragraph-rsid="002d48df"/>
    </style:style>
    <style:style style:name="P11" style:family="paragraph" style:parent-style-name="Standard">
      <style:text-properties officeooo:rsid="002f7242" officeooo:paragraph-rsid="002f7242"/>
    </style:style>
    <style:style style:name="P12" style:family="paragraph" style:parent-style-name="Standard" style:list-style-name="L1">
      <style:text-properties officeooo:paragraph-rsid="00227e3a"/>
    </style:style>
    <style:style style:name="P13" style:family="paragraph" style:parent-style-name="Standard" style:list-style-name="L1">
      <style:text-properties style:text-underline-style="none" officeooo:rsid="001c8725" officeooo:paragraph-rsid="00227e3a"/>
    </style:style>
    <style:style style:name="P14" style:family="paragraph" style:parent-style-name="Standard" style:list-style-name="L1">
      <style:text-properties style:text-underline-style="none" officeooo:rsid="00227e3a" officeooo:paragraph-rsid="00227e3a"/>
    </style:style>
    <style:style style:name="P15" style:family="paragraph" style:parent-style-name="Standard" style:list-style-name="L13">
      <style:text-properties style:text-underline-style="none" officeooo:rsid="002b5b4d" officeooo:paragraph-rsid="00257b47"/>
    </style:style>
    <style:style style:name="P16" style:family="paragraph" style:parent-style-name="Standard" style:list-style-name="L1">
      <style:text-properties style:text-underline-style="solid" style:text-underline-width="auto" style:text-underline-color="font-color" officeooo:rsid="001defa6" officeooo:paragraph-rsid="00227e3a"/>
    </style:style>
    <style:style style:name="P17" style:family="paragraph" style:parent-style-name="Standard" style:list-style-name="L1">
      <style:text-properties style:text-underline-style="solid" style:text-underline-width="auto" style:text-underline-color="font-color" officeooo:rsid="00233dc4" officeooo:paragraph-rsid="00233dc4"/>
    </style:style>
    <style:style style:name="P18" style:family="paragraph" style:parent-style-name="Standard" style:list-style-name="L3">
      <style:text-properties officeooo:rsid="0026f220" officeooo:paragraph-rsid="0026f220"/>
    </style:style>
    <style:style style:name="P19" style:family="paragraph" style:parent-style-name="Standard" style:list-style-name="L4">
      <style:text-properties officeooo:rsid="002a1a24" officeooo:paragraph-rsid="002cc20f"/>
    </style:style>
    <style:style style:name="P20" style:family="paragraph" style:parent-style-name="Standard" style:list-style-name="L5">
      <style:text-properties officeooo:rsid="002a1a24" officeooo:paragraph-rsid="002cc20f"/>
    </style:style>
    <style:style style:name="P21" style:family="paragraph" style:parent-style-name="Standard" style:list-style-name="L6">
      <style:text-properties officeooo:rsid="002d71cf" officeooo:paragraph-rsid="002d71cf"/>
    </style:style>
    <style:style style:name="P22" style:family="paragraph" style:parent-style-name="Standard">
      <style:text-properties officeooo:rsid="002d71cf" officeooo:paragraph-rsid="0017f747"/>
    </style:style>
    <style:style style:name="P23" style:family="paragraph" style:parent-style-name="Standard" style:list-style-name="L7">
      <style:text-properties officeooo:rsid="00279f03" officeooo:paragraph-rsid="00279f03"/>
    </style:style>
    <style:style style:name="P24" style:family="paragraph" style:parent-style-name="Standard" style:list-style-name="L11">
      <style:text-properties officeooo:rsid="00279f03" officeooo:paragraph-rsid="00279f03"/>
    </style:style>
    <style:style style:name="P25" style:family="paragraph" style:parent-style-name="Standard" style:list-style-name="L6">
      <style:text-properties officeooo:rsid="00279f03" officeooo:paragraph-rsid="002d71cf"/>
    </style:style>
    <style:style style:name="P26" style:family="paragraph" style:parent-style-name="Standard" style:list-style-name="L8">
      <style:text-properties officeooo:rsid="002cc20f" officeooo:paragraph-rsid="002cc20f"/>
    </style:style>
    <style:style style:name="P27" style:family="paragraph" style:parent-style-name="Standard" style:list-style-name="L11">
      <style:text-properties officeooo:rsid="002cc20f" officeooo:paragraph-rsid="002cc20f"/>
    </style:style>
    <style:style style:name="P28" style:family="paragraph" style:parent-style-name="Standard" style:list-style-name="L9">
      <style:text-properties officeooo:rsid="002d48df" officeooo:paragraph-rsid="002d48df"/>
    </style:style>
    <style:style style:name="P29" style:family="paragraph" style:parent-style-name="Standard" style:list-style-name="L12">
      <style:text-properties officeooo:rsid="002d48df" officeooo:paragraph-rsid="002d48df"/>
    </style:style>
    <style:style style:name="P30" style:family="paragraph" style:parent-style-name="Standard" style:list-style-name="L10">
      <style:text-properties officeooo:rsid="002f7242" officeooo:paragraph-rsid="002f7242"/>
    </style:style>
    <style:style style:name="P31" style:family="paragraph" style:parent-style-name="Standard" style:list-style-name="L13">
      <style:text-properties officeooo:paragraph-rsid="00257b47"/>
    </style:style>
    <style:style style:name="P32" style:family="paragraph" style:parent-style-name="Standard">
      <style:text-properties officeooo:rsid="00257b47" officeooo:paragraph-rsid="00257b47"/>
    </style:style>
    <style:style style:name="P33" style:family="paragraph" style:parent-style-name="Text_20_body" style:list-style-name="L1">
      <style:text-properties style:text-underline-style="solid" style:text-underline-width="auto" style:text-underline-color="font-color" officeooo:rsid="001c8725" officeooo:paragraph-rsid="00227e3a"/>
    </style:style>
    <style:style style:name="T1" style:family="text">
      <style:text-properties officeooo:rsid="001defa6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27e3a"/>
    </style:style>
    <style:style style:name="T4" style:family="text">
      <style:text-properties style:text-underline-style="none" officeooo:rsid="001defa6"/>
    </style:style>
    <style:style style:name="T5" style:family="text">
      <style:text-properties style:text-underline-style="none" officeooo:rsid="00233dc4"/>
    </style:style>
    <style:style style:name="T6" style:family="text">
      <style:text-properties style:text-underline-style="none" officeooo:rsid="00257b47"/>
    </style:style>
    <style:style style:name="T7" style:family="text">
      <style:text-properties style:text-underline-style="none" officeooo:rsid="002b5b4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defa6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2cc20f"/>
    </style:style>
    <style:style style:name="T12" style:family="text">
      <style:text-properties officeooo:rsid="0016e539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8">Questions spécifiques :</text:span></text:p>
      <text:p text:style-name="P1"/>
      <text:p text:style-name="P5">A quelle fréquence utilisez vous la plateforme Steam ?</text:p>
      <text:p text:style-name="P5"/>
      <text:list xml:id="list4164234092" text:style-name="L3">
        <text:list-item>
          <text:p text:style-name="P18">Souvent</text:p>
        </text:list-item>
        <text:list-item>
          <text:p text:style-name="P18">Fréquemment</text:p>
        </text:list-item>
        <text:list-item>
          <text:p text:style-name="P18">Rarement <text:span text:style-name="T12">+</text:span></text:p>
        </text:list-item>
        <text:list-item>
          <text:p text:style-name="P18">Jamais</text:p>
        </text:list-item>
      </text:list>
      <text:p text:style-name="P5"/>
      <text:p text:style-name="P6">Combien d’amis possédez vous ?</text:p>
      <text:p text:style-name="P6"/>
      <text:list xml:id="list3432007632" text:style-name="L4">
        <text:list-item>
          <text:p text:style-name="P19">200+</text:p>
        </text:list-item>
        <text:list-item>
          <text:p text:style-name="P19">100 - 200</text:p>
        </text:list-item>
      </text:list>
      <text:list xml:id="list2176453584" text:style-name="L5">
        <text:list-item>
          <text:p text:style-name="P20">40 - 100</text:p>
        </text:list-item>
        <text:list-item>
          <text:p text:style-name="P20">10 – 40 <text:span text:style-name="T12">+</text:span></text:p>
        </text:list-item>
        <text:list-item>
          <text:p text:style-name="P20">0 – 10</text:p>
        </text:list-item>
      </text:list>
      <text:p text:style-name="P5"/>
      <text:p text:style-name="P22"><text:span text:style-name="T11">Lorsque vous jouez à un jeu, v</text:span>ous préférez jouer :</text:p>
      <text:list xml:id="list4002643047" text:style-name="L6">
        <text:list-item>
          <text:p text:style-name="P21">Tout seul</text:p>
        </text:list-item>
        <text:list-item>
          <text:p text:style-name="P21">En ligne avec des amis </text:p>
        </text:list-item>
        <text:list-item>
          <text:p text:style-name="P21">En ligne avec des inconnus </text:p>
          <text:p text:style-name="P25"/>
        </text:list-item>
      </text:list>
      <text:p text:style-name="P8"><text:span text:style-name="T11">A quelle fréquence c</text:span>onsultez vous le profil de vos amis ?</text:p>
      <text:p text:style-name="P8"/>
      <text:list xml:id="list1307208844" text:style-name="L8">
        <text:list-item>
          <text:p text:style-name="P26">Souvent</text:p>
        </text:list-item>
        <text:list-item>
          <text:p text:style-name="P26">Régulièrement</text:p>
        </text:list-item>
        <text:list-item>
          <text:p text:style-name="P26">Rarement</text:p>
        </text:list-item>
        <text:list-item>
          <text:p text:style-name="P26">Jamais <text:span text:style-name="T12">+</text:span></text:p>
        </text:list-item>
      </text:list>
      <text:p text:style-name="P9"/>
      <text:p text:style-name="P10">Pourquoi achetez vous un jeu ?</text:p>
      <text:p text:style-name="P10"/>
      <text:list xml:id="list1229105438" text:style-name="L9">
        <text:list-item>
          <text:p text:style-name="P28">Il vous plaît <text:span text:style-name="T12">+</text:span></text:p>
        </text:list-item>
        <text:list-item>
          <text:p text:style-name="P28">On vous l’a recommandé</text:p>
        </text:list-item>
        <text:list-item>
          <text:p text:style-name="P28">Il est en promotion </text:p>
        </text:list-item>
      </text:list>
      <text:p text:style-name="P8"/>
      <text:p text:style-name="P11"/>
      <text:p text:style-name="P11">Si vous devez consultez l’application comment le feriez vous ?</text:p>
      <text:list xml:id="list3395856819" text:style-name="L10">
        <text:list-item>
          <text:p text:style-name="P30">Sur une plateforme mobile <text:span text:style-name="T12">+</text:span></text:p>
        </text:list-item>
        <text:list-item>
          <text:p text:style-name="P30">Sur un ordinateur</text:p>
        </text:list-item>
      </text:list>
      <text:p text:style-name="P8"/>
      <text:p text:style-name="P8">Êtes vous intéressé par les activités de vos différents amis ?</text:p>
      <text:p text:style-name="P5"/>
      <text:list xml:id="list2367763409" text:style-name="L11">
        <text:list-item>
          <text:p text:style-name="P24">Oui</text:p>
        </text:list-item>
        <text:list-item>
          <text:p text:style-name="P27">Cela dépend <text:span text:style-name="T12">+</text:span></text:p>
        </text:list-item>
        <text:list-item>
          <text:p text:style-name="P24">Non</text:p>
        </text:list-item>
      </text:list>
      <text:p text:style-name="P8"/>
      <text:p text:style-name="P8">S<text:span text:style-name="T11">i vous disposiez d’un outil de comparaison avec vos amis que compareriez vous</text:span> ?</text:p>
      <text:p text:style-name="P8"/>
      <text:list xml:id="list2317545399" text:style-name="L12">
        <text:list-item>
          <text:p text:style-name="P29">Le temps de jeu</text:p>
        </text:list-item>
        <text:list-item>
          <text:p text:style-name="P29"><text:soft-page-break/>Les statistiques</text:p>
        </text:list-item>
        <text:list-item>
          <text:p text:style-name="P29">Le nombre de jeu</text:p>
        </text:list-item>
        <text:list-item>
          <text:p text:style-name="P29">Le nombre d’amis</text:p>
        </text:list-item>
      </text:list>
      <text:p text:style-name="P8"/>
      <text:p text:style-name="P7"/>
      <text:p text:style-name="P7"/>
      <text:p text:style-name="P5"/>
      <text:p text:style-name="P1"/>
      <text:p text:style-name="P4">Questions ouvertes :</text:p>
      <text:p text:style-name="P4"/>
      <text:list xml:id="list1113186413" text:style-name="L13">
        <text:list-item>
          <text:p text:style-name="P31"><text:span text:style-name="T6">Quelles informations souhaiteriez vous pouvoir disposer </text:span><text:span text:style-name="T7">sur vos amis ?</text:span></text:p>
          <text:p text:style-name="P15"/>
        </text:list-item>
        <text:list-item>
          <text:p text:style-name="P15"/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5:24:30.977015952</meta:creation-date>
    <dc:date>2018-03-15T15:28:41.954654982</dc:date>
    <meta:editing-duration>PT4M10S</meta:editing-duration>
    <meta:editing-cycles>3</meta:editing-cycles>
    <meta:generator>LibreOffice/6.0.1.1$Linux_X86_64 LibreOffice_project/00m0$Build-1</meta:generator>
    <meta:document-statistic meta:table-count="0" meta:image-count="0" meta:object-count="0" meta:page-count="2" meta:paragraph-count="42" meta:word-count="196" meta:character-count="918" meta:non-whitespace-character-count="788"/>
  </office:meta>
</office:document-meta>
</file>